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2F9A06C4A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2c33" officeooo:paragraph-rsid="000b2c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een Shot 1:</text:p>
      <text:p text:style-name="P1">Shot of the initial retrieval of xml data of a users' inbox</text:p>
      <text:p text:style-name="P1"><draw:frame draw:style-name="fr1" draw:name="Image1" text:anchor-type="paragraph" svg:x="-0.0626in" svg:y="0.2083in" svg:width="9.8118in" svg:height="6.372in" draw:z-index="0"><draw:image xlink:href="Pictures/10000000000005A0000002F9A06C4A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1:46:02.344513210</meta:creation-date>
    <dc:date>2014-11-04T11:53:40.283424928</dc:date>
    <meta:editing-duration>P0D</meta:editing-duration>
    <meta:editing-cycles>1</meta:editing-cycles>
    <meta:document-statistic meta:table-count="0" meta:image-count="1" meta:object-count="0" meta:page-count="1" meta:paragraph-count="2" meta:word-count="15" meta:character-count="73" meta:non-whitespace-character-count="60"/>
    <meta:generator>LibreOffice/4.2.7.2$Linux_X86_64 LibreOffice_project/420$Build-2</meta:generator>
  </office:meta>
</office:document-meta>
</file>